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Listenabsatz" style:list-style-name="L1"/>
    <style:style style:name="P2" style:family="paragraph" style:parent-style-name="Listenabsatz">
      <style:text-properties officeooo:rsid="000a4abd" officeooo:paragraph-rsid="000a4abd"/>
    </style:style>
    <style:style style:name="P3" style:family="paragraph" style:parent-style-name="Listenabsatz">
      <style:text-properties officeooo:rsid="000e4909" officeooo:paragraph-rsid="000e4909"/>
    </style:style>
    <style:style style:name="P4" style:family="paragraph" style:parent-style-name="Listenabsatz">
      <style:paragraph-properties fo:margin-left="0cm" fo:margin-right="0cm" fo:text-indent="0cm" style:auto-text-indent="false"/>
    </style:style>
    <style:style style:name="P5" style:family="paragraph" style:parent-style-name="Listenabsatz">
      <style:paragraph-properties fo:margin-left="0cm" fo:margin-right="0cm" fo:text-indent="0cm" style:auto-text-indent="false"/>
      <style:text-properties officeooo:rsid="000e4909" officeooo:paragraph-rsid="000e4909"/>
    </style:style>
    <style:style style:name="P6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Wingdings" style:font-name-asian="Wingdings" style:font-name-complex="Wingdings"/>
    </style:style>
    <text:list-style style:name="L1">
      <text:list-level-style-bullet text:level="1" text:style-name="WW_5f_CharLFO7LVL1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lassendiagramm im Entwurf</text:p>
      <text:list xml:id="list4346163027088915037" text:style-name="L1">
        <text:list-item>
          <text:p text:style-name="P1">Klasse Benutzerverwaltung (mit registrieren)</text:p>
        </text:list-item>
        <text:list-item>
          <text:p text:style-name="P1">Klasse Hand die die Karten Hält , diese kann auch dann dem bot übergeben werden</text:p>
        </text:list-item>
        <text:list-item>
          <text:p text:style-name="P1">Durchs Glossar gehen und pro DING <text:span text:style-name="Absatz-Standardschriftart"><text:span text:style-name="T1"></text:span></text:span> objekt eine Klasse</text:p>
        </text:list-item>
        <text:list-item>
          <text:p text:style-name="P1">Beide Bots erben lassen von einer Klasse da viele gleiche Klassen</text:p>
        </text:list-item>
        <text:list-item>
          <text:p text:style-name="P1">Javafx anschauen</text:p>
        </text:list-item>
        <text:list-item>
          <text:p text:style-name="P1">Chat und alles mit remote verbinden</text:p>
        </text:list-item>
        <text:list-item>
          <text:p text:style-name="P1">Karten serializable machen da sie eig. Nix machen</text:p>
        </text:list-item>
        <text:list-item>
          <text:p text:style-name="P1">Für Aktion karten_ablegen das Objekt mit equals überschreiben und den Benutzer mitübergeben</text:p>
        </text:list-item>
        <text:list-item>
          <text:p text:style-name="P1">Equals überschreiben -&gt; hash überschreiben Gui editor machts automatisch</text:p>
        </text:list-item>
        <text:list-item>
          <text:p text:style-name="P1">Benutzer Doppelt implemetieren einmal in Client und einmal in Server</text:p>
        </text:list-item>
        <text:list-item>
          <text:p text:style-name="P1">Benutzer unterteilen in Spieler und Teilnehmer da man in der Lobby andere Operationen hat als im Spiel und man nicht aus der Lobby karten_ablegen betätigen soll können.</text:p>
        </text:list-item>
        <text:list-item>
          <text:p text:style-name="P1">Interfaces für alle objekte da wir das für die test noch brauchen.</text:p>
        </text:list-item>
      </text:list>
      <text:p text:style-name="Listenabsatz"/>
      <text:p text:style-name="Listenabsatz"/>
      <text:p text:style-name="Listenabsatz"/>
      <text:p text:style-name="P3">Edit</text:p>
      <text:p text:style-name="P2">Button f. Spiel beenden “im Startfenster“</text:p>
      <text:p text:style-name="P3"/>
      <text:p text:style-name="P5"/>
      <text:p text:style-name="P3"/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1" style:display-name="WW_CharLFO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2" style:display-name="WW_CharLFO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3" style:display-name="WW_CharLFO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4" style:display-name="WW_CharLFO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5" style:display-name="WW_CharLFO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6" style:display-name="WW_CharLFO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7" style:display-name="WW_CharLFO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8" style:display-name="WW_CharLFO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9" style:display-name="WW_CharLFO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1" style:display-name="WW_CharLFO6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2" style:display-name="WW_CharLFO6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3" style:display-name="WW_CharLFO6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4" style:display-name="WW_CharLFO6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5" style:display-name="WW_CharLFO6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6" style:display-name="WW_CharLFO6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7" style:display-name="WW_CharLFO6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8" style:display-name="WW_CharLFO6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9" style:display-name="WW_CharLFO6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Andale Sans UI" style:font-family-asian="'Andale Sans UI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Admin</meta:initial-creator>
    <meta:creation-date>2009-04-16T11:32:00Z</meta:creation-date>
    <dc:date>2015-05-28T16:16:59.495000000</dc:date>
    <meta:editing-cycles>5</meta:editing-cycles>
    <meta:editing-duration>PT54M49S</meta:editing-duration>
    <meta:document-statistic meta:table-count="0" meta:image-count="0" meta:object-count="0" meta:page-count="1" meta:paragraph-count="16" meta:word-count="148" meta:character-count="892" meta:non-whitespace-character-count="76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